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KaTeX_Size2" svg:font-family="KaTeX_Size2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492in"/>
    </style:style>
    <style:style style:name="co3" style:family="table-column">
      <style:table-column-properties fo:break-before="auto" style:column-width="0.526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28in" fo:break-before="auto" style:use-optimal-row-height="false"/>
    </style:style>
    <style:style style:name="ro3" style:family="table-row">
      <style:table-row-properties style:row-height="0.470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DejaVu Sans Mono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DejaVu Sans Mono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DejaVu Sans Mono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font-name="DejaVu Sans Mono"/>
    </style:style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DejaVu Sans Mono" fo:font-size="18pt" style:font-size-asian="18pt" style:font-size-complex="18pt"/>
    </style:style>
    <style:style style:name="ce6" style:family="table-cell" style:parent-style-name="Default">
      <style:table-cell-properties style:vertical-align="middle"/>
    </style:style>
    <style:style style:name="ce7" style:family="table-cell" style:parent-style-name="Default">
      <style:table-cell-properties fo:background-color="#808080" style:text-align-source="fix" style:repeat-content="false" fo:border="0.74pt solid #000000" style:vertical-align="middle"/>
      <style:paragraph-properties fo:text-align="center" fo:margin-left="0in"/>
      <style:text-properties style:font-name="DejaVu Sans Mono"/>
    </style:style>
    <style:style style:name="ce8" style:family="table-cell" style:parent-style-name="Default">
      <style:text-properties style:font-name="DejaVu Sans Mono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KaTeX_Size2" fo:font-size="32pt" style:font-size-asian="32pt" style:font-size-complex="3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KaTeX_Size2" fo:font-size="48pt" style:font-size-asian="48pt" style:font-size-complex="48pt"/>
    </style:style>
    <style:style style:name="gr1" style:family="graphic" style:parent-style-name="Default">
      <style:graphic-properties draw:stroke="solid" svg:stroke-width="0.011in" svg:stroke-color="#000000" draw:marker-start="" draw:marker-start-width="0.0748in" draw:marker-start-center="false" draw:marker-end="" draw:marker-end-width="0.0748in" draw:marker-end-center="false" draw:stroke-linejoin="miter" svg:stroke-linecap="butt" draw:fill="solid" draw:fill-color="#3465a4" draw:textarea-horizontal-align="justify" draw:textarea-vertical-align="middle" draw:auto-grow-height="false" draw:fit-to-size="false" style:shrink-to-fit="false" fo:min-height="0.3031in" fo:min-width="1.8803in" fo:padding-top="0.048in" fo:padding-bottom="0.048in" fo:padding-left="0.0972in" fo:padding-right="0.0972in" fo:wrap-option="wrap" draw:shadow="visible" draw:shadow-offset-x="0.028in" draw:shadow-offset-y="0.028in" draw:shadow-color="#808080" style:writing-mode="lr-tb" loext:decorative="false"/>
      <style:paragraph-properties fo:margin-left="0in" fo:margin-right="0in" fo:margin-top="0in" fo:margin-bottom="0in" fo:line-height="100%" fo:text-align="center" fo:text-indent="0in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2" style:family="graphic" style:parent-style-name="Default">
      <style:graphic-properties draw:stroke="solid" svg:stroke-width="0.0071in" svg:stroke-color="#ffffff" draw:marker-start="" draw:marker-start-width="0.0894in" draw:marker-start-center="false" draw:marker-end="" draw:marker-end-width="0.0894in" draw:marker-end-center="false" draw:fill="solid" draw:fill-color="#069a2e" draw:textarea-horizontal-align="center" draw:textarea-vertical-align="top" draw:auto-grow-height="false" draw:fit-to-size="false" style:shrink-to-fit="false" fo:min-height="0.3984in" fo:min-width="1.9303in" fo:padding-top="0.0535in" fo:padding-bottom="0.0535in" fo:padding-left="0.1035in" fo:padding-right="0.1035in" fo:wrap-option="wrap" draw:shadow="visible" draw:shadow-offset-x="0.028in" draw:shadow-offset-y="0.028in" draw:shadow-color="#808080" loext:decorative="false"/>
      <style:paragraph-properties fo:margin-left="0in" fo:margin-right="0in" fo:margin-top="0in" fo:margin-bottom="0in" fo:line-height="100%" fo:text-align="center" fo:text-indent="0in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3" style:family="graphic" style:parent-style-name="Default">
      <style:graphic-properties draw:stroke="none" svg:stroke-color="#000000" draw:fill="none" draw:fill-color="#ffffff" draw:textarea-vertical-align="middle" fo:min-height="0.7213in" loext:decorative="false"/>
      <style:paragraph-properties style:writing-mode="lr-tb"/>
      <style:text-properties style:font-name="DejaVu Sans Mono" fo:font-size="12pt" style:font-size-asian="12pt" style:font-size-complex="12pt"/>
    </style:style>
    <style:style style:name="gr4" style:family="graphic" style:parent-style-name="Default">
      <style:graphic-properties draw:stroke="solid" svg:stroke-width="0.011in" svg:stroke-color="#000000" draw:marker-start="" draw:marker-start-width="0.0748in" draw:marker-start-center="false" draw:marker-end="" draw:marker-end-width="0.0748in" draw:marker-end-center="false" draw:stroke-linejoin="miter" svg:stroke-linecap="butt" draw:fill="solid" draw:fill-color="#069a2e" draw:textarea-horizontal-align="justify" draw:textarea-vertical-align="middle" draw:auto-grow-height="false" draw:fit-to-size="false" style:shrink-to-fit="false" fo:min-height="0.3031in" fo:min-width="1.8969in" fo:padding-top="0.048in" fo:padding-bottom="0.048in" fo:padding-left="0.0972in" fo:padding-right="0.0972in" fo:wrap-option="wrap" draw:shadow="visible" draw:shadow-offset-x="0.028in" draw:shadow-offset-y="0.028in" draw:shadow-color="#808080" style:writing-mode="lr-tb" loext:decorative="false"/>
      <style:paragraph-properties fo:margin-left="0in" fo:margin-right="0in" fo:margin-top="0in" fo:margin-bottom="0in" fo:line-height="100%" fo:text-align="center" fo:text-indent="0in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5" style:family="graphic" style:parent-style-name="Default">
      <style:graphic-properties draw:stroke="solid" svg:stroke-width="0.011in" svg:stroke-color="#000000" draw:marker-start="" draw:marker-start-width="0.0748in" draw:marker-start-center="false" draw:marker-end="" draw:marker-end-width="0.0748in" draw:marker-end-center="false" draw:stroke-linejoin="miter" svg:stroke-linecap="butt" draw:fill="solid" draw:fill-color="#3465a4" draw:textarea-horizontal-align="justify" draw:textarea-vertical-align="middle" draw:auto-grow-height="false" draw:fit-to-size="false" style:shrink-to-fit="false" fo:min-height="0.5193in" fo:min-width="1.6039in" fo:padding-top="0.048in" fo:padding-bottom="0.048in" fo:padding-left="0.0972in" fo:padding-right="0.0972in" fo:wrap-option="wrap" draw:shadow="visible" draw:shadow-offset-x="0.028in" draw:shadow-offset-y="0.028in" draw:shadow-color="#808080" style:writing-mode="lr-tb" loext:decorative="false"/>
      <style:paragraph-properties fo:margin-left="0in" fo:margin-right="0in" fo:margin-top="0in" fo:margin-bottom="0in" fo:line-height="100%" fo:text-align="center" fo:text-indent="0in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6pt" fo:font-style="normal" fo:text-shadow="none" style:text-underline-style="none" fo:font-weight="normal" style:letter-kerning="true" style:font-family-asian="'Microsoft YaHei'" style:font-family-generic-asian="system" style:font-pitch-asian="variable" style:font-size-asian="16pt" style:font-style-asian="normal" style:font-weight-asian="normal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gr6" style:family="graphic" style:parent-style-name="Default">
      <style:graphic-properties draw:stroke="solid" svg:stroke-width="0.011in" svg:stroke-color="#000000" draw:marker-start="" draw:marker-start-width="0.0748in" draw:marker-start-center="false" draw:marker-end="" draw:marker-end-width="0.0748in" draw:marker-end-center="false" draw:stroke-linejoin="miter" svg:stroke-linecap="butt" draw:fill="solid" draw:fill-color="#069a2e" draw:textarea-horizontal-align="justify" draw:textarea-vertical-align="middle" draw:auto-grow-height="false" draw:fit-to-size="false" style:shrink-to-fit="false" fo:min-height="0.7043in" fo:min-width="1.5213in" fo:padding-top="0.048in" fo:padding-bottom="0.048in" fo:padding-left="0.0972in" fo:padding-right="0.0972in" fo:wrap-option="wrap" draw:shadow="visible" draw:shadow-offset-x="0.028in" draw:shadow-offset-y="0.028in" draw:shadow-color="#808080" style:writing-mode="lr-tb" loext:decorative="false"/>
      <style:paragraph-properties fo:margin-left="0in" fo:margin-right="0in" fo:margin-top="0in" fo:margin-bottom="0in" fo:line-height="100%" fo:text-align="center" fo:text-indent="0in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7" style:family="graphic" style:parent-style-name="Default">
      <style:graphic-properties draw:stroke="solid" svg:stroke-width="0.011in" svg:stroke-color="#000000" draw:marker-start="" draw:marker-start-width="0.0748in" draw:marker-start-center="false" draw:marker-end="" draw:marker-end-width="0.0748in" draw:marker-end-center="false" draw:stroke-linejoin="miter" svg:stroke-linecap="butt" draw:fill="solid" draw:fill-color="#069a2e" draw:textarea-horizontal-align="justify" draw:textarea-vertical-align="middle" draw:auto-grow-height="false" draw:fit-to-size="false" style:shrink-to-fit="false" fo:min-height="0.3031in" fo:min-width="1.6071in" fo:padding-top="0.048in" fo:padding-bottom="0.048in" fo:padding-left="0.0972in" fo:padding-right="0.0972in" fo:wrap-option="wrap" draw:shadow="visible" draw:shadow-offset-x="0.028in" draw:shadow-offset-y="0.028in" draw:shadow-color="#808080" style:writing-mode="lr-tb" loext:decorative="false"/>
      <style:paragraph-properties fo:margin-left="0in" fo:margin-right="0in" fo:margin-top="0in" fo:margin-bottom="0in" fo:line-height="100%" fo:text-align="center" fo:text-indent="0in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6pt" fo:font-style="normal" fo:text-shadow="none" style:text-underline-style="none" fo:font-weight="normal" style:letter-kerning="true" style:font-family-asian="'Microsoft YaHei'" style:font-family-generic-asian="system" style:font-pitch-asian="variable" style:font-size-asian="16pt" style:font-style-asian="normal" style:font-weight-asian="normal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gr8" style:family="graphic" style:parent-style-name="Default">
      <style:graphic-properties draw:stroke="solid" svg:stroke-width="0.011in" svg:stroke-color="#000000" draw:marker-start="" draw:marker-start-width="0.0748in" draw:marker-start-center="false" draw:marker-end="" draw:marker-end-width="0.0748in" draw:marker-end-center="false" draw:stroke-linejoin="miter" svg:stroke-linecap="butt" draw:fill="solid" draw:fill-color="#3465a4" draw:textarea-horizontal-align="justify" draw:textarea-vertical-align="middle" draw:auto-grow-height="false" draw:fit-to-size="false" style:shrink-to-fit="false" fo:min-height="0.3031in" fo:min-width="1.8969in" fo:padding-top="0.048in" fo:padding-bottom="0.048in" fo:padding-left="0.0972in" fo:padding-right="0.0972in" fo:wrap-option="wrap" draw:shadow="visible" draw:shadow-offset-x="0.028in" draw:shadow-offset-y="0.028in" draw:shadow-color="#808080" style:writing-mode="lr-tb" loext:decorative="false"/>
      <style:paragraph-properties fo:margin-left="0in" fo:margin-right="0in" fo:margin-top="0in" fo:margin-bottom="0in" fo:line-height="100%" fo:text-align="center" fo:text-indent="0in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gr9" style:family="graphic" style:parent-style-name="Default">
      <style:graphic-properties draw:stroke="solid" svg:stroke-width="0.0071in" svg:stroke-color="#ffffff" draw:marker-start="" draw:marker-start-width="0.0894in" draw:marker-start-center="false" draw:marker-end="" draw:marker-end-width="0.0894in" draw:marker-end-center="false" draw:fill="solid" draw:fill-color="#069a2e" draw:textarea-horizontal-align="center" draw:textarea-vertical-align="top" draw:auto-grow-height="false" draw:fit-to-size="false" style:shrink-to-fit="false" fo:min-height="0.3984in" fo:min-width="1.9303in" fo:padding-top="0.0535in" fo:padding-bottom="0.0535in" fo:padding-left="0.1035in" fo:padding-right="0.1035in" fo:wrap-option="wrap" draw:shadow="visible" draw:shadow-offset-x="0.028in" draw:shadow-offset-y="0.028in" draw:shadow-color="#808080" loext:decorative="false"/>
      <style:paragraph-properties fo:margin-left="0in" fo:margin-right="0in" fo:margin-top="0in" fo:margin-bottom="0in" fo:line-height="100%" fo:text-align="center" fo:text-indent="0in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" style:family="paragraph">
      <style:paragraph-properties fo:margin-left="0in" fo:margin-right="0in" fo:margin-top="0in" fo:margin-bottom="0in" fo:line-height="100%" fo:text-align="center" fo:text-indent="0in"/>
    </style:style>
    <style:style style:name="P2" style:family="paragraph">
      <loext:graphic-properties draw:fill="solid" draw:fill-color="#3465a4"/>
      <style:paragraph-properties fo:margin-left="0in" fo:margin-right="0in" fo:margin-top="0in" fo:margin-bottom="0in" fo:line-height="100%" fo:text-align="center" fo:text-indent="0in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069a2e"/>
      <style:paragraph-properties fo:margin-left="0in" fo:margin-right="0in" fo:margin-top="0in" fo:margin-bottom="0in" fo:line-height="100%" fo:text-align="center" fo:text-indent="0in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text-properties style:font-name="DejaVu Sans Mono" fo:font-size="12pt" style:font-size-asian="12pt" style:font-size-complex="12pt"/>
    </style:style>
    <style:style style:name="P5" style:family="paragraph">
      <loext:graphic-properties draw:fill="none" draw:fill-color="#ffffff"/>
      <style:text-properties style:font-name="DejaVu Sans Mono" fo:font-size="12pt" style:font-size-asian="12pt" style:font-size-complex="12pt"/>
    </style:style>
    <style:style style:name="P6" style:family="paragraph">
      <loext:graphic-properties draw:fill="solid" draw:fill-color="#069a2e"/>
      <style:paragraph-properties fo:margin-left="0in" fo:margin-right="0in" fo:margin-top="0in" fo:margin-bottom="0in" fo:line-height="100%" fo:text-align="center" fo:text-indent="0in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3465a4"/>
      <style:paragraph-properties fo:margin-left="0in" fo:margin-right="0in" fo:margin-top="0in" fo:margin-bottom="0in" fo:line-height="100%" fo:text-align="center" fo:text-indent="0in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6pt" fo:font-style="normal" fo:text-shadow="none" style:text-underline-style="none" fo:font-weight="normal" style:letter-kerning="true" style:font-family-asian="'Microsoft YaHei'" style:font-family-generic-asian="system" style:font-pitch-asian="variable" style:font-size-asian="16pt" style:font-style-asian="normal" style:font-weight-asian="normal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069a2e"/>
      <style:paragraph-properties fo:margin-left="0in" fo:margin-right="0in" fo:margin-top="0in" fo:margin-bottom="0in" fo:line-height="100%" fo:text-align="center" fo:text-indent="0in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6pt" fo:font-style="normal" fo:text-shadow="none" style:text-underline-style="none" fo:font-weight="normal" style:letter-kerning="true" style:font-family-asian="'Microsoft YaHei'" style:font-family-generic-asian="system" style:font-pitch-asian="variable" style:font-size-asian="16pt" style:font-style-asian="normal" style:font-weight-asian="normal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3465a4"/>
      <style:paragraph-properties fo:margin-left="0in" fo:margin-right="0in" fo:margin-top="0in" fo:margin-bottom="0in" fo:line-height="100%" fo:text-align="center" fo:text-indent="0in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DejaVu Sans Mono" fo:font-size="12pt" style:font-size-asian="12pt" style:font-size-complex="12pt"/>
    </style:style>
    <style:style style:name="T3" style:family="text">
      <style:text-properties style:font-name="DejaVu Sans Mono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6pt" fo:font-style="normal" fo:text-shadow="none" style:text-underline-style="none" fo:font-weight="normal" style:letter-kerning="true" style:font-family-asian="'Microsoft YaHei'" style:font-family-generic-asian="system" style:font-pitch-asian="variable" style:font-size-asian="16pt" style:font-style-asian="normal" style:font-weight-asian="normal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4pt" fo:font-style="normal" fo:text-shadow="none" style:text-underline-style="none" fo:font-weight="normal" style:letter-kerning="true" style:font-family-asian="'Microsoft YaHei'" style:font-family-generic-asian="system" style:font-pitch-asian="variable" style:font-size-asian="14pt" style:font-style-asian="normal" style:font-weight-asian="normal" style:font-family-complex="Mang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1pt" fo:font-style="normal" fo:text-shadow="none" style:text-underline-style="none" fo:font-weight="normal" style:letter-kerning="true" style:font-family-asian="'Microsoft YaHei'" style:font-family-generic-asian="system" style:font-pitch-asian="variable" style:font-size-asian="11pt" style:font-style-asian="normal" style:font-weight-asian="normal" style:font-family-complex="Mangal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DejaVu Sans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9" table:default-cell-style-name="Default"/>
        <table:table-row table:style-name="ro1" table:number-rows-repeated="3"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input_file</text:p>
          </table:table-cell>
          <table:table-cell office:value-type="string" calcext:value-type="string">
            <text:p><text:s/>dbcon</text:p>
          </table:table-cell>
          <table:table-cell office:value-type="string" calcext:value-type="string">
            <text:p><text:s/>table_name</text:p>
          </table:table-cell>
          <table:table-cell office:value-type="string" calcext:value-type="string">
            <text:p>sep = "</text:p>
          </table:table-cell>
          <table:table-cell office:value-type="string" calcext:value-type="string">
            <text:p>, dec = ".</text:p>
          </table:table-cell>
          <table:table-cell office:value-type="string" calcext:value-type="string">
            <text:p><text:s/>grp = ""</text:p>
          </table:table-cell>
          <table:table-cell office:value-type="string" calcext:value-type="string">
            <text:p>header = TRUE</text:p>
          </table:table-cell>
          <table:table-cell office:value-type="string" calcext:value-type="string">
            <text:p>id_quote_method = "DB_NAMES"</text:p>
          </table:table-cell>
          <table:table-cell office:value-type="string" calcext:value-type="string">
            <text:p>col_names = NULL</text:p>
          </table:table-cell>
          <table:table-cell office:value-type="string" calcext:value-type="string">
            <text:p><text:s/>col_types = NULL</text:p>
          </table:table-cell>
          <table:table-cell office:value-type="string" calcext:value-type="string">
            <text:p>col_import = NULL</text:p>
          </table:table-cell>
          <table:table-cell office:value-type="string" calcext:value-type="string">
            <text:p>drop_table = FALSE</text:p>
          </table:table-cell>
          <table:table-cell office:value-type="string" calcext:value-type="string">
            <text:p>auto_pk = FALSE</text:p>
          </table:table-cell>
          <table:table-cell office:value-type="string" calcext:value-type="string">
            <text:p><text:s/>build_pk = FALSE</text:p>
          </table:table-cell>
          <table:table-cell office:value-type="string" calcext:value-type="string">
            <text:p><text:s/>pk_fields = NULL</text:p>
          </table:table-cell>
          <table:table-cell office:value-type="string" calcext:value-type="string">
            <text:p>constant_values = NULL</text:p>
          </table:table-cell>
          <table:table-cell office:value-type="string" calcext:value-type="string">
            <text:p><text:s/>chunk_size = 0</text:p>
          </table:table-cell>
          <table:table-cell office:value-type="string" calcext:value-type="string">
            <text:p><text:s/>...</text:p>
          </table:table-cell>
        </table:table-row>
      </table:table>
      <table:table table:name="Sheet2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custom-shape draw:z-index="0" draw:name="left-arrow-callout" draw:style-name="gr1" draw:text-style-name="P2" svg:width="2.3748in" svg:height="0.3988in" svg:x="10.7268in" svg:y="0.7795in">
            <text:p text:style-name="P1"><text:span text:style-name="T1">What to import</text:span></text:p>
            <draw:enhanced-geometry draw:mirror-horizontal="false" draw:mirror-vertical="false" svg:viewBox="0 0 0 0" draw:text-areas="?f19 0 ?f22 ?f21" draw:type="ooxml-leftArrowCallout" draw:modifiers="25000 25000 25000 87350.518203561" draw:enhanced-path="M 0 ?f12 L ?f17 ?f13 ?f17 ?f14 ?f19 ?f14 ?f19 0 ?f22 0 ?f22 ?f21 ?f19 ?f21 ?f19 ?f15 ?f17 ?f15 ?f17 ?f16 Z N">
              <draw:equation draw:name="f0" draw:formula="min(logwidth,logheight)"/>
              <draw:equation draw:name="f1" draw:formula="50000*logheight/?f0 "/>
              <draw:equation draw:name="f2" draw:formula="if(0-$1 ,0,if(?f1 -$1 ,$1 ,?f1 ))"/>
              <draw:equation draw:name="f3" draw:formula="?f2 *2/1"/>
              <draw:equation draw:name="f4" draw:formula="if(0-$0 ,0,if(?f3 -$0 ,$0 ,?f3 ))"/>
              <draw:equation draw:name="f5" draw:formula="100000*logwidth/?f0 "/>
              <draw:equation draw:name="f6" draw:formula="if(0-$2 ,0,if(?f5 -$2 ,$2 ,?f5 ))"/>
              <draw:equation draw:name="f7" draw:formula="?f6 *?f0 /logwidth"/>
              <draw:equation draw:name="f8" draw:formula="100000+0-?f7 "/>
              <draw:equation draw:name="f9" draw:formula="if(0-$3 ,0,if(?f8 -$3 ,$3 ,?f8 ))"/>
              <draw:equation draw:name="f10" draw:formula="?f0 *?f2 /100000"/>
              <draw:equation draw:name="f11" draw:formula="?f0 *?f4 /200000"/>
              <draw:equation draw:name="f12" draw:formula="logheight/2"/>
              <draw:equation draw:name="f13" draw:formula="?f12 +0-?f10 "/>
              <draw:equation draw:name="f14" draw:formula="?f12 +0-?f11 "/>
              <draw:equation draw:name="f15" draw:formula="?f12 +?f11 -0"/>
              <draw:equation draw:name="f16" draw:formula="?f12 +?f10 -0"/>
              <draw:equation draw:name="f17" draw:formula="?f0 *?f6 /100000"/>
              <draw:equation draw:name="f18" draw:formula="logwidth*?f9 /100000"/>
              <draw:equation draw:name="f19" draw:formula="logwidth+0-?f18 "/>
              <draw:equation draw:name="f20" draw:formula="(?f19 +logwidth)/2"/>
              <draw:equation draw:name="f21" draw:formula="logheight"/>
              <draw:equation draw:name="f22" draw:formula="logwidth"/>
              <draw:handle draw:handle-position="?f17 ?f14" draw:handle-range-y-minimum="0" draw:handle-range-y-maximum="?f3"/>
              <draw:handle draw:handle-position="0 ?f13" draw:handle-range-y-minimum="0" draw:handle-range-y-maximum="?f1"/>
              <draw:handle draw:handle-position="?f17 0" draw:handle-range-x-minimum="0" draw:handle-range-x-maximum="?f5"/>
              <draw:handle draw:handle-position="?f19 ?f21" draw:handle-range-x-minimum="0" draw:handle-range-x-maximum="?f8"/>
            </draw:enhanced-geometry>
          </draw:custom-shape>
          <draw:path draw:z-index="7" draw:name="Arrow-Sketch-3" draw:style-name="gr2" draw:text-style-name="P3" svg:width="0.8902in" svg:height="0.2087in" draw:transform="skewX (0.0656243798749868) rotate (1.90310701637462) translate (1.95035611674316in 7.13943520106605in)" svg:viewBox="0 0 2262 531" svg:d="M7 408c63-101 106-215 131-331 7-36 50-63 83-74 25-7 62-5 55 31-18 81-46 162-78 237 7-5 12-10 20-12 118-61 249-96 377-127 191-48 382-81 578-101 199-23 405-28 606-3 161 20 334 63 465 170 3 0 5 2 7 4 48 41-77 139-117 104-121-104-282-144-438-164-188-28-382-20-573-3-184 18-367 51-546 94-73 18-143 38-213 61-63 20-91 28-139 53-7 3-20 8-32 11 80 17 161 40 239 65 32 10-8 63-20 73-26 23-63 44-99 31-92-31-191-54-289-71-25-5-30-28-17-48z">
            <text:p/>
          </draw:path>
          <draw:frame draw:z-index="9" draw:name="Text Frame 1" draw:style-name="gr3" draw:text-style-name="P5" svg:width="2.3382in" svg:height="0.7213in" svg:x="4.3449in" svg:y="6.5413in">
            <draw:text-box>
              <text:p text:style-name="P4"><text:span text:style-name="T2">Additional paramters to </text:span></text:p>
              <text:p text:style-name="P4"><text:span text:style-name="T3">openxlsx2::wb_to_df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14"/>
        <table:table-column table:style-name="co2" table:number-columns-repeated="2" table:default-cell-style-name="ce7"/>
        <table:table-column table:style-name="co3" table:default-cell-style-name="Default"/>
        <table:table-row table:style-name="ro1">
          <table:table-cell table:number-columns-repeated="2"/>
          <table:table-cell table:style-name="Default" table:number-columns-repeated="4"/>
          <table:table-cell/>
        </table:table-row>
        <table:table-row table:style-name="ro2">
          <table:table-cell/>
          <table:table-cell table:style-name="ce2" office:value-type="string" calcext:value-type="string" table:number-columns-spanned="5" table:number-rows-spanned="1">
            <text:p>dbTableFrom</text:p>
          </table:table-cell>
          <table:covered-table-cell table:number-columns-repeated="4" table:style-name="ce6"/>
          <table:table-cell/>
        </table:table-row>
        <table:table-row table:style-name="ro2">
          <table:table-cell/>
          <table:table-cell table:style-name="ce3" office:value-type="string" calcext:value-type="string">
            <text:p>DSV</text:p>
          </table:table-cell>
          <table:table-cell table:style-name="ce3" office:value-type="string" calcext:value-type="string">
            <text:p>Xlsx</text:p>
          </table:table-cell>
          <table:table-cell table:style-name="ce3" office:value-type="string" calcext:value-type="string">
            <text:p>Feather</text:p>
          </table:table-cell>
          <table:table-cell table:style-name="ce3" office:value-type="string" calcext:value-type="string">
            <text:p>DataFrame</text:p>
          </table:table-cell>
          <table:table-cell table:style-name="ce3" office:value-type="string" calcext:value-type="string">
            <text:p>View</text:p>
          </table:table-cell>
          <table:table-cell/>
        </table:table-row>
        <table:table-row table:style-name="ro3">
          <table:table-cell/>
          <table:table-cell table:style-name="ce14" office:value-type="string" calcext:value-type="string" table:number-columns-spanned="3" table:number-rows-spanned="1">
            <text:p>input_file</text:p>
          </table:table-cell>
          <table:covered-table-cell table:number-columns-repeated="2"/>
          <table:table-cell table:style-name="ce14" office:value-type="string" calcext:value-type="string">
            <text:p>df</text:p>
          </table:table-cell>
          <table:table-cell table:style-name="ce14" office:value-type="string" calcext:value-type="string">
            <text:p>view_name</text:p>
          </table:table-cell>
          <table:table-cell/>
        </table:table-row>
        <table:table-row table:style-name="ro3">
          <table:table-cell/>
          <table:table-cell table:style-name="ce14" office:value-type="string" calcext:value-type="string" table:number-columns-spanned="5" table:number-rows-spanned="1">
            <text:p>dbcon, table_name</text:p>
          </table:table-cell>
          <table:covered-table-cell table:number-columns-repeated="2"/>
          <table:covered-table-cell table:number-columns-repeated="2" table:style-name="ce14"/>
          <table:table-cell>
            <draw:custom-shape draw:z-index="1" draw:name="left-arrow-callout 1" draw:style-name="gr4" draw:text-style-name="P6" svg:width="2.3937in" svg:height="0.3988in" svg:x="0.0724in" svg:y="0.0543in">
              <text:p text:style-name="P1"><text:span text:style-name="T1">Where to import</text:span></text:p>
              <draw:enhanced-geometry draw:mirror-horizontal="false" draw:mirror-vertical="false" svg:viewBox="0 0 0 0" draw:text-areas="?f19 0 ?f22 ?f21" draw:type="ooxml-leftArrowCallout" draw:modifiers="25000 25000 25000 87350.518203561" draw:enhanced-path="M 0 ?f12 L ?f17 ?f13 ?f17 ?f14 ?f19 ?f14 ?f19 0 ?f22 0 ?f22 ?f21 ?f19 ?f21 ?f19 ?f15 ?f17 ?f15 ?f17 ?f16 Z N">
                <draw:equation draw:name="f0" draw:formula="min(logwidth,logheight)"/>
                <draw:equation draw:name="f1" draw:formula="50000*logheight/?f0 "/>
                <draw:equation draw:name="f2" draw:formula="if(0-$1 ,0,if(?f1 -$1 ,$1 ,?f1 ))"/>
                <draw:equation draw:name="f3" draw:formula="?f2 *2/1"/>
                <draw:equation draw:name="f4" draw:formula="if(0-$0 ,0,if(?f3 -$0 ,$0 ,?f3 ))"/>
                <draw:equation draw:name="f5" draw:formula="100000*logwidth/?f0 "/>
                <draw:equation draw:name="f6" draw:formula="if(0-$2 ,0,if(?f5 -$2 ,$2 ,?f5 ))"/>
                <draw:equation draw:name="f7" draw:formula="?f6 *?f0 /logwidth"/>
                <draw:equation draw:name="f8" draw:formula="100000+0-?f7 "/>
                <draw:equation draw:name="f9" draw:formula="if(0-$3 ,0,if(?f8 -$3 ,$3 ,?f8 ))"/>
                <draw:equation draw:name="f10" draw:formula="?f0 *?f2 /100000"/>
                <draw:equation draw:name="f11" draw:formula="?f0 *?f4 /200000"/>
                <draw:equation draw:name="f12" draw:formula="logheight/2"/>
                <draw:equation draw:name="f13" draw:formula="?f12 +0-?f10 "/>
                <draw:equation draw:name="f14" draw:formula="?f12 +0-?f11 "/>
                <draw:equation draw:name="f15" draw:formula="?f12 +?f11 -0"/>
                <draw:equation draw:name="f16" draw:formula="?f12 +?f10 -0"/>
                <draw:equation draw:name="f17" draw:formula="?f0 *?f6 /100000"/>
                <draw:equation draw:name="f18" draw:formula="logwidth*?f9 /100000"/>
                <draw:equation draw:name="f19" draw:formula="logwidth+0-?f18 "/>
                <draw:equation draw:name="f20" draw:formula="(?f19 +logwidth)/2"/>
                <draw:equation draw:name="f21" draw:formula="logheight"/>
                <draw:equation draw:name="f22" draw:formula="logwidth"/>
                <draw:handle draw:handle-position="?f17 ?f14" draw:handle-range-y-minimum="0" draw:handle-range-y-maximum="?f3"/>
                <draw:handle draw:handle-position="0 ?f13" draw:handle-range-y-minimum="0" draw:handle-range-y-maximum="?f1"/>
                <draw:handle draw:handle-position="?f17 0" draw:handle-range-x-minimum="0" draw:handle-range-x-maximum="?f5"/>
                <draw:handle draw:handle-position="?f19 ?f21" draw:handle-range-x-minimum="0" draw:handle-range-x-maximum="?f8"/>
              </draw:enhanced-geometry>
            </draw:custom-shape>
          </table:table-cell>
        </table:table-row>
        <table:table-row table:style-name="ro3">
          <table:table-cell/>
          <table:table-cell table:style-name="ce5" office:value-type="string" calcext:value-type="string">
            <text:p>sep = ",”, dec = ".”, grp = ""</text:p>
          </table:table-cell>
          <table:table-cell table:style-name="ce5" office:value-type="string" calcext:value-type="string">
            <text:p>sheet_name, first_row, cols_range</text:p>
          </table:table-cell>
          <table:table-cell table:style-name="ce7"/>
          <table:table-cell table:number-columns-repeated="2"/>
          <table:table-cell table:style-name="ce9" office:value-type="string" calcext:value-type="string" table:number-columns-spanned="1" table:number-rows-spanned="2">
            <text:p>}</text:p>
            <draw:custom-shape draw:z-index="6" draw:name="left-arrow-callout 6" draw:style-name="gr5" draw:text-style-name="P7" svg:width="2.0583in" svg:height="0.615in" svg:x="0.4079in" svg:y="0.165in">
              <text:p text:style-name="P1"><text:span text:style-name="T4">Input data interpretation</text:span></text:p>
              <draw:enhanced-geometry draw:mirror-horizontal="false" draw:mirror-vertical="false" svg:viewBox="0 0 0 0" draw:text-areas="?f19 0 ?f22 ?f21" draw:type="ooxml-leftArrowCallout" draw:modifiers="25000 25000 25000 87350.518203561" draw:enhanced-path="M 0 ?f12 L ?f17 ?f13 ?f17 ?f14 ?f19 ?f14 ?f19 0 ?f22 0 ?f22 ?f21 ?f19 ?f21 ?f19 ?f15 ?f17 ?f15 ?f17 ?f16 Z N">
                <draw:equation draw:name="f0" draw:formula="min(logwidth,logheight)"/>
                <draw:equation draw:name="f1" draw:formula="50000*logheight/?f0 "/>
                <draw:equation draw:name="f2" draw:formula="if(0-$1 ,0,if(?f1 -$1 ,$1 ,?f1 ))"/>
                <draw:equation draw:name="f3" draw:formula="?f2 *2/1"/>
                <draw:equation draw:name="f4" draw:formula="if(0-$0 ,0,if(?f3 -$0 ,$0 ,?f3 ))"/>
                <draw:equation draw:name="f5" draw:formula="100000*logwidth/?f0 "/>
                <draw:equation draw:name="f6" draw:formula="if(0-$2 ,0,if(?f5 -$2 ,$2 ,?f5 ))"/>
                <draw:equation draw:name="f7" draw:formula="?f6 *?f0 /logwidth"/>
                <draw:equation draw:name="f8" draw:formula="100000+0-?f7 "/>
                <draw:equation draw:name="f9" draw:formula="if(0-$3 ,0,if(?f8 -$3 ,$3 ,?f8 ))"/>
                <draw:equation draw:name="f10" draw:formula="?f0 *?f2 /100000"/>
                <draw:equation draw:name="f11" draw:formula="?f0 *?f4 /200000"/>
                <draw:equation draw:name="f12" draw:formula="logheight/2"/>
                <draw:equation draw:name="f13" draw:formula="?f12 +0-?f10 "/>
                <draw:equation draw:name="f14" draw:formula="?f12 +0-?f11 "/>
                <draw:equation draw:name="f15" draw:formula="?f12 +?f11 -0"/>
                <draw:equation draw:name="f16" draw:formula="?f12 +?f10 -0"/>
                <draw:equation draw:name="f17" draw:formula="?f0 *?f6 /100000"/>
                <draw:equation draw:name="f18" draw:formula="logwidth*?f9 /100000"/>
                <draw:equation draw:name="f19" draw:formula="logwidth+0-?f18 "/>
                <draw:equation draw:name="f20" draw:formula="(?f19 +logwidth)/2"/>
                <draw:equation draw:name="f21" draw:formula="logheight"/>
                <draw:equation draw:name="f22" draw:formula="logwidth"/>
                <draw:handle draw:handle-position="?f17 ?f14" draw:handle-range-y-minimum="0" draw:handle-range-y-maximum="?f3"/>
                <draw:handle draw:handle-position="0 ?f13" draw:handle-range-y-minimum="0" draw:handle-range-y-maximum="?f1"/>
                <draw:handle draw:handle-position="?f17 0" draw:handle-range-x-minimum="0" draw:handle-range-x-maximum="?f5"/>
                <draw:handle draw:handle-position="?f19 ?f21" draw:handle-range-x-minimum="0" draw:handle-range-x-maximum="?f8"/>
              </draw:enhanced-geometry>
            </draw:custom-shape>
          </table:table-cell>
        </table:table-row>
        <table:table-row table:style-name="ro3">
          <table:table-cell/>
          <table:table-cell table:style-name="ce14" office:value-type="string" calcext:value-type="string" table:number-columns-spanned="2" table:number-rows-spanned="1">
            <text:p>header = TRUE</text:p>
          </table:table-cell>
          <table:covered-table-cell/>
          <table:table-cell table:style-name="ce7"/>
          <table:table-cell table:number-columns-repeated="2"/>
          <table:covered-table-cell table:style-name="ce10"/>
        </table:table-row>
        <table:table-row table:style-name="ro3">
          <table:table-cell/>
          <table:table-cell table:style-name="ce14" office:value-type="string" calcext:value-type="string" table:number-columns-spanned="4" table:number-rows-spanned="1">
            <text:p>id_quote_method = "DB_NAMES"</text:p>
          </table:table-cell>
          <table:covered-table-cell table:number-columns-repeated="2"/>
          <table:covered-table-cell table:style-name="ce14"/>
          <table:table-cell/>
          <table:table-cell table:style-name="ce11" office:value-type="string" calcext:value-type="string" table:number-columns-spanned="1" table:number-rows-spanned="3">
            <text:p>}</text:p>
            <draw:custom-shape draw:z-index="5" draw:name="left-arrow-callout 5" draw:style-name="gr6" draw:text-style-name="P6" svg:width="2.0299in" svg:height="0.8in" svg:x="0.4362in" svg:y="0.3039in">
              <text:p text:style-name="P1"><text:span text:style-name="T5">Target table’s columns</text:span></text:p>
              <text:p text:style-name="P1"><text:span text:style-name="T6">names and data types</text:span></text:p>
              <draw:enhanced-geometry draw:mirror-horizontal="false" draw:mirror-vertical="false" svg:viewBox="0 0 0 0" draw:text-areas="?f19 0 ?f22 ?f21" draw:type="ooxml-leftArrowCallout" draw:modifiers="25000 25000 25000 84492.6821246506" draw:enhanced-path="M 0 ?f12 L ?f17 ?f13 ?f17 ?f14 ?f19 ?f14 ?f19 0 ?f22 0 ?f22 ?f21 ?f19 ?f21 ?f19 ?f15 ?f17 ?f15 ?f17 ?f16 Z N">
                <draw:equation draw:name="f0" draw:formula="min(logwidth,logheight)"/>
                <draw:equation draw:name="f1" draw:formula="50000*logheight/?f0 "/>
                <draw:equation draw:name="f2" draw:formula="if(0-$1 ,0,if(?f1 -$1 ,$1 ,?f1 ))"/>
                <draw:equation draw:name="f3" draw:formula="?f2 *2/1"/>
                <draw:equation draw:name="f4" draw:formula="if(0-$0 ,0,if(?f3 -$0 ,$0 ,?f3 ))"/>
                <draw:equation draw:name="f5" draw:formula="100000*logwidth/?f0 "/>
                <draw:equation draw:name="f6" draw:formula="if(0-$2 ,0,if(?f5 -$2 ,$2 ,?f5 ))"/>
                <draw:equation draw:name="f7" draw:formula="?f6 *?f0 /logwidth"/>
                <draw:equation draw:name="f8" draw:formula="100000+0-?f7 "/>
                <draw:equation draw:name="f9" draw:formula="if(0-$3 ,0,if(?f8 -$3 ,$3 ,?f8 ))"/>
                <draw:equation draw:name="f10" draw:formula="?f0 *?f2 /100000"/>
                <draw:equation draw:name="f11" draw:formula="?f0 *?f4 /200000"/>
                <draw:equation draw:name="f12" draw:formula="logheight/2"/>
                <draw:equation draw:name="f13" draw:formula="?f12 +0-?f10 "/>
                <draw:equation draw:name="f14" draw:formula="?f12 +0-?f11 "/>
                <draw:equation draw:name="f15" draw:formula="?f12 +?f11 -0"/>
                <draw:equation draw:name="f16" draw:formula="?f12 +?f10 -0"/>
                <draw:equation draw:name="f17" draw:formula="?f0 *?f6 /100000"/>
                <draw:equation draw:name="f18" draw:formula="logwidth*?f9 /100000"/>
                <draw:equation draw:name="f19" draw:formula="logwidth+0-?f18 "/>
                <draw:equation draw:name="f20" draw:formula="(?f19 +logwidth)/2"/>
                <draw:equation draw:name="f21" draw:formula="logheight"/>
                <draw:equation draw:name="f22" draw:formula="logwidth"/>
                <draw:handle draw:handle-position="?f17 ?f14" draw:handle-range-y-minimum="0" draw:handle-range-y-maximum="?f3"/>
                <draw:handle draw:handle-position="0 ?f13" draw:handle-range-y-minimum="0" draw:handle-range-y-maximum="?f1"/>
                <draw:handle draw:handle-position="?f17 0" draw:handle-range-x-minimum="0" draw:handle-range-x-maximum="?f5"/>
                <draw:handle draw:handle-position="?f19 ?f21" draw:handle-range-x-minimum="0" draw:handle-range-x-maximum="?f8"/>
              </draw:enhanced-geometry>
            </draw:custom-shape>
          </table:table-cell>
        </table:table-row>
        <table:table-row table:style-name="ro3">
          <table:table-cell/>
          <table:table-cell table:style-name="ce14" office:value-type="string" calcext:value-type="string" table:number-columns-spanned="4" table:number-rows-spanned="1">
            <text:p><text:span text:style-name="T8">col_names = NULL, col_types = NULL</text:span></text:p>
          </table:table-cell>
          <table:covered-table-cell table:number-columns-repeated="2"/>
          <table:covered-table-cell table:style-name="ce14"/>
          <table:table-cell/>
          <table:covered-table-cell table:style-name="ce10"/>
        </table:table-row>
        <table:table-row table:style-name="ro3">
          <table:table-cell/>
          <table:table-cell table:style-name="ce14" office:value-type="string" calcext:value-type="string" table:number-columns-spanned="3" table:number-rows-spanned="1">
            <text:p>col_import = NULL</text:p>
          </table:table-cell>
          <table:covered-table-cell table:number-columns-repeated="2"/>
          <table:table-cell table:number-columns-repeated="2"/>
          <table:covered-table-cell/>
        </table:table-row>
        <table:table-row table:style-name="ro3">
          <table:table-cell/>
          <table:table-cell table:style-name="ce14" office:value-type="string" calcext:value-type="string" table:number-columns-spanned="5" table:number-rows-spanned="1">
            <text:p><text:span text:style-name="T8">drop_table = FALSE, build_pk = FALSE, pk_fields = NULL</text:span></text:p>
          </table:table-cell>
          <table:covered-table-cell table:number-columns-repeated="2"/>
          <table:covered-table-cell table:number-columns-repeated="2" table:style-name="ce14"/>
          <table:table-cell table:style-name="ce9" office:value-type="string" calcext:value-type="string" table:number-columns-spanned="1" table:number-rows-spanned="2">
            <text:p>}</text:p>
            <draw:custom-shape draw:z-index="4" draw:name="left-arrow-callout 4" draw:style-name="gr7" draw:text-style-name="P8" svg:width="2.0618in" svg:height="0.3988in" svg:x="0.4043in" svg:y="0.2717in">
              <text:p text:style-name="P1"><text:span text:style-name="T4">Target table PK</text:span></text:p>
              <draw:enhanced-geometry draw:mirror-horizontal="false" draw:mirror-vertical="false" svg:viewBox="0 0 0 0" draw:text-areas="?f19 0 ?f22 ?f21" draw:type="ooxml-leftArrowCallout" draw:modifiers="25000 25000 25000 87350.518203561" draw:enhanced-path="M 0 ?f12 L ?f17 ?f13 ?f17 ?f14 ?f19 ?f14 ?f19 0 ?f22 0 ?f22 ?f21 ?f19 ?f21 ?f19 ?f15 ?f17 ?f15 ?f17 ?f16 Z N">
                <draw:equation draw:name="f0" draw:formula="min(logwidth,logheight)"/>
                <draw:equation draw:name="f1" draw:formula="50000*logheight/?f0 "/>
                <draw:equation draw:name="f2" draw:formula="if(0-$1 ,0,if(?f1 -$1 ,$1 ,?f1 ))"/>
                <draw:equation draw:name="f3" draw:formula="?f2 *2/1"/>
                <draw:equation draw:name="f4" draw:formula="if(0-$0 ,0,if(?f3 -$0 ,$0 ,?f3 ))"/>
                <draw:equation draw:name="f5" draw:formula="100000*logwidth/?f0 "/>
                <draw:equation draw:name="f6" draw:formula="if(0-$2 ,0,if(?f5 -$2 ,$2 ,?f5 ))"/>
                <draw:equation draw:name="f7" draw:formula="?f6 *?f0 /logwidth"/>
                <draw:equation draw:name="f8" draw:formula="100000+0-?f7 "/>
                <draw:equation draw:name="f9" draw:formula="if(0-$3 ,0,if(?f8 -$3 ,$3 ,?f8 ))"/>
                <draw:equation draw:name="f10" draw:formula="?f0 *?f2 /100000"/>
                <draw:equation draw:name="f11" draw:formula="?f0 *?f4 /200000"/>
                <draw:equation draw:name="f12" draw:formula="logheight/2"/>
                <draw:equation draw:name="f13" draw:formula="?f12 +0-?f10 "/>
                <draw:equation draw:name="f14" draw:formula="?f12 +0-?f11 "/>
                <draw:equation draw:name="f15" draw:formula="?f12 +?f11 -0"/>
                <draw:equation draw:name="f16" draw:formula="?f12 +?f10 -0"/>
                <draw:equation draw:name="f17" draw:formula="?f0 *?f6 /100000"/>
                <draw:equation draw:name="f18" draw:formula="logwidth*?f9 /100000"/>
                <draw:equation draw:name="f19" draw:formula="logwidth+0-?f18 "/>
                <draw:equation draw:name="f20" draw:formula="(?f19 +logwidth)/2"/>
                <draw:equation draw:name="f21" draw:formula="logheight"/>
                <draw:equation draw:name="f22" draw:formula="logwidth"/>
                <draw:handle draw:handle-position="?f17 ?f14" draw:handle-range-y-minimum="0" draw:handle-range-y-maximum="?f3"/>
                <draw:handle draw:handle-position="0 ?f13" draw:handle-range-y-minimum="0" draw:handle-range-y-maximum="?f1"/>
                <draw:handle draw:handle-position="?f17 0" draw:handle-range-x-minimum="0" draw:handle-range-x-maximum="?f5"/>
                <draw:handle draw:handle-position="?f19 ?f21" draw:handle-range-x-minimum="0" draw:handle-range-x-maximum="?f8"/>
              </draw:enhanced-geometry>
            </draw:custom-shape>
          </table:table-cell>
        </table:table-row>
        <table:table-row table:style-name="ro3">
          <table:table-cell/>
          <table:table-cell table:style-name="ce14" office:value-type="string" calcext:value-type="string" table:number-columns-spanned="4" table:number-rows-spanned="1">
            <text:p>auto_pk = FALSE</text:p>
          </table:table-cell>
          <table:covered-table-cell table:number-columns-repeated="2"/>
          <table:covered-table-cell table:style-name="ce14"/>
          <table:table-cell/>
          <table:covered-table-cell table:style-name="ce10"/>
        </table:table-row>
        <table:table-row table:style-name="ro3">
          <table:table-cell/>
          <table:table-cell table:style-name="ce14" office:value-type="string" calcext:value-type="string" table:number-columns-spanned="3" table:number-rows-spanned="1">
            <text:p>constant_values = NULL</text:p>
          </table:table-cell>
          <table:covered-table-cell table:number-columns-repeated="2"/>
          <table:table-cell table:number-columns-repeated="2"/>
          <table:table-cell>
            <draw:custom-shape draw:z-index="3" draw:name="left-arrow-callout 3" draw:style-name="gr8" draw:text-style-name="P9" svg:width="2.3937in" svg:height="0.3988in" svg:x="0.0724in" svg:y="0.013in">
              <text:p text:style-name="P1"><text:span text:style-name="T7">Metadata per input file</text:span></text:p>
              <draw:enhanced-geometry draw:mirror-horizontal="false" draw:mirror-vertical="false" svg:viewBox="0 0 0 0" draw:text-areas="?f19 0 ?f22 ?f21" draw:type="ooxml-leftArrowCallout" draw:modifiers="25000 25000 25000 87350.518203561" draw:enhanced-path="M 0 ?f12 L ?f17 ?f13 ?f17 ?f14 ?f19 ?f14 ?f19 0 ?f22 0 ?f22 ?f21 ?f19 ?f21 ?f19 ?f15 ?f17 ?f15 ?f17 ?f16 Z N">
                <draw:equation draw:name="f0" draw:formula="min(logwidth,logheight)"/>
                <draw:equation draw:name="f1" draw:formula="50000*logheight/?f0 "/>
                <draw:equation draw:name="f2" draw:formula="if(0-$1 ,0,if(?f1 -$1 ,$1 ,?f1 ))"/>
                <draw:equation draw:name="f3" draw:formula="?f2 *2/1"/>
                <draw:equation draw:name="f4" draw:formula="if(0-$0 ,0,if(?f3 -$0 ,$0 ,?f3 ))"/>
                <draw:equation draw:name="f5" draw:formula="100000*logwidth/?f0 "/>
                <draw:equation draw:name="f6" draw:formula="if(0-$2 ,0,if(?f5 -$2 ,$2 ,?f5 ))"/>
                <draw:equation draw:name="f7" draw:formula="?f6 *?f0 /logwidth"/>
                <draw:equation draw:name="f8" draw:formula="100000+0-?f7 "/>
                <draw:equation draw:name="f9" draw:formula="if(0-$3 ,0,if(?f8 -$3 ,$3 ,?f8 ))"/>
                <draw:equation draw:name="f10" draw:formula="?f0 *?f2 /100000"/>
                <draw:equation draw:name="f11" draw:formula="?f0 *?f4 /200000"/>
                <draw:equation draw:name="f12" draw:formula="logheight/2"/>
                <draw:equation draw:name="f13" draw:formula="?f12 +0-?f10 "/>
                <draw:equation draw:name="f14" draw:formula="?f12 +0-?f11 "/>
                <draw:equation draw:name="f15" draw:formula="?f12 +?f11 -0"/>
                <draw:equation draw:name="f16" draw:formula="?f12 +?f10 -0"/>
                <draw:equation draw:name="f17" draw:formula="?f0 *?f6 /100000"/>
                <draw:equation draw:name="f18" draw:formula="logwidth*?f9 /100000"/>
                <draw:equation draw:name="f19" draw:formula="logwidth+0-?f18 "/>
                <draw:equation draw:name="f20" draw:formula="(?f19 +logwidth)/2"/>
                <draw:equation draw:name="f21" draw:formula="logheight"/>
                <draw:equation draw:name="f22" draw:formula="logwidth"/>
                <draw:handle draw:handle-position="?f17 ?f14" draw:handle-range-y-minimum="0" draw:handle-range-y-maximum="?f3"/>
                <draw:handle draw:handle-position="0 ?f13" draw:handle-range-y-minimum="0" draw:handle-range-y-maximum="?f1"/>
                <draw:handle draw:handle-position="?f17 0" draw:handle-range-x-minimum="0" draw:handle-range-x-maximum="?f5"/>
                <draw:handle draw:handle-position="?f19 ?f21" draw:handle-range-x-minimum="0" draw:handle-range-x-maximum="?f8"/>
              </draw:enhanced-geometry>
            </draw:custom-shape>
          </table:table-cell>
        </table:table-row>
        <table:table-row table:style-name="ro3">
          <table:table-cell/>
          <table:table-cell table:style-name="ce14" office:value-type="string" calcext:value-type="string">
            <text:p>chunk_size = 0</text:p>
          </table:table-cell>
          <table:table-cell table:style-name="ce7" table:number-columns-repeated="2"/>
          <table:table-cell table:number-columns-repeated="2"/>
          <table:table-cell>
            <draw:custom-shape draw:z-index="2" draw:name="left-arrow-callout 2" draw:style-name="gr8" draw:text-style-name="P9" svg:width="2.3937in" svg:height="0.3988in" svg:x="0.0724in" svg:y="0.0469in">
              <text:p text:style-name="P1"><text:span text:style-name="T7">Processing data by <text:s/>blocks of rows</text:span></text:p>
              <draw:enhanced-geometry draw:mirror-horizontal="false" draw:mirror-vertical="false" svg:viewBox="0 0 0 0" draw:text-areas="?f19 0 ?f22 ?f21" draw:type="ooxml-leftArrowCallout" draw:modifiers="25000 25000 25000 87350.518203561" draw:enhanced-path="M 0 ?f12 L ?f17 ?f13 ?f17 ?f14 ?f19 ?f14 ?f19 0 ?f22 0 ?f22 ?f21 ?f19 ?f21 ?f19 ?f15 ?f17 ?f15 ?f17 ?f16 Z N">
                <draw:equation draw:name="f0" draw:formula="min(logwidth,logheight)"/>
                <draw:equation draw:name="f1" draw:formula="50000*logheight/?f0 "/>
                <draw:equation draw:name="f2" draw:formula="if(0-$1 ,0,if(?f1 -$1 ,$1 ,?f1 ))"/>
                <draw:equation draw:name="f3" draw:formula="?f2 *2/1"/>
                <draw:equation draw:name="f4" draw:formula="if(0-$0 ,0,if(?f3 -$0 ,$0 ,?f3 ))"/>
                <draw:equation draw:name="f5" draw:formula="100000*logwidth/?f0 "/>
                <draw:equation draw:name="f6" draw:formula="if(0-$2 ,0,if(?f5 -$2 ,$2 ,?f5 ))"/>
                <draw:equation draw:name="f7" draw:formula="?f6 *?f0 /logwidth"/>
                <draw:equation draw:name="f8" draw:formula="100000+0-?f7 "/>
                <draw:equation draw:name="f9" draw:formula="if(0-$3 ,0,if(?f8 -$3 ,$3 ,?f8 ))"/>
                <draw:equation draw:name="f10" draw:formula="?f0 *?f2 /100000"/>
                <draw:equation draw:name="f11" draw:formula="?f0 *?f4 /200000"/>
                <draw:equation draw:name="f12" draw:formula="logheight/2"/>
                <draw:equation draw:name="f13" draw:formula="?f12 +0-?f10 "/>
                <draw:equation draw:name="f14" draw:formula="?f12 +0-?f11 "/>
                <draw:equation draw:name="f15" draw:formula="?f12 +?f11 -0"/>
                <draw:equation draw:name="f16" draw:formula="?f12 +?f10 -0"/>
                <draw:equation draw:name="f17" draw:formula="?f0 *?f6 /100000"/>
                <draw:equation draw:name="f18" draw:formula="logwidth*?f9 /100000"/>
                <draw:equation draw:name="f19" draw:formula="logwidth+0-?f18 "/>
                <draw:equation draw:name="f20" draw:formula="(?f19 +logwidth)/2"/>
                <draw:equation draw:name="f21" draw:formula="logheight"/>
                <draw:equation draw:name="f22" draw:formula="logwidth"/>
                <draw:handle draw:handle-position="?f17 ?f14" draw:handle-range-y-minimum="0" draw:handle-range-y-maximum="?f3"/>
                <draw:handle draw:handle-position="0 ?f13" draw:handle-range-y-minimum="0" draw:handle-range-y-maximum="?f1"/>
                <draw:handle draw:handle-position="?f17 0" draw:handle-range-x-minimum="0" draw:handle-range-x-maximum="?f5"/>
                <draw:handle draw:handle-position="?f19 ?f21" draw:handle-range-x-minimum="0" draw:handle-range-x-maximum="?f8"/>
              </draw:enhanced-geometry>
            </draw:custom-shape>
          </table:table-cell>
        </table:table-row>
        <table:table-row table:style-name="ro3">
          <table:table-cell/>
          <table:table-cell table:style-name="ce16" office:value-type="string" calcext:value-type="string">
            <text:p>…</text:p>
          </table:table-cell>
          <table:table-cell table:style-name="ce16" office:value-type="string" calcext:value-type="string">
            <text:p>…</text:p>
            <draw:path draw:z-index="8" draw:name="Arrow-Sketch- 1" draw:style-name="gr9" draw:text-style-name="P3" svg:width="0.7524in" svg:height="0.1768in" draw:transform="skewX (-0.186226631187795) rotate (2.33245801236522) translate (1.37167455623446in 1.00148832435606in)" svg:viewBox="0 0 1912 450" svg:d="M6 346c53-86 90-182 111-281 7-30 43-53 71-62 21-6 53-5 46 26-15 68-39 137-66 201 6-4 10-8 17-10 100-52 210-82 319-108 161-41 323-69 489-86 168-20 342-24 511-3 137 17 283 54 393 144 2 0 4 2 6 4 40 34-66 118-100 88-102-88-237-122-369-139-159-24-323-17-484-2-155 15-311 43-462 80-61 15-121 32-180 51-53 17-77 24-117 45-7 3-17 7-28 9 68 15 136 34 202 56 27 8-7 53-17 62-22 19-54 36-84 26-78-26-161-46-244-60-21-5-25-24-14-41z">
              <text:p/>
            </draw:path>
          </table:table-cell>
          <table:table-cell table:style-name="ce7"/>
          <table:table-cell table:number-columns-repeated="3"/>
        </table:table-row>
        <table:table-row table:style-name="ro1">
          <table:table-cell table:number-columns-repeated="2"/>
          <table:table-cell table:style-name="ce8" table:number-columns-repeated="4"/>
          <table:table-cell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/>
          <table:table-cell>
            <draw:frame draw:z-index="10" draw:name="Text Frame 2" draw:style-name="gr3" draw:text-style-name="P5" svg:width="2.3382in" svg:height="0.7213in" svg:x="0.765in" svg:y="0.0299in">
              <draw:text-box>
                <text:p text:style-name="P4"><text:span text:style-name="T2">Additional paramters to </text:span></text:p>
                <text:p text:style-name="P4"><text:span text:style-name="T3">base::scan</text:span></text:p>
              </draw:text-box>
            </draw:frame>
          </table:table-cell>
          <table:table-cell table:style-name="Default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KaTeX_Size2" svg:font-family="KaTeX_Size2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6">00/00/0000</text:date>, <text:time style:data-style-name="N2" text:time-value="19:25:57.7913695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3T17:19:46.284606464</meta:creation-date>
    <dc:date>2026-02-16T19:36:31.251882660</dc:date>
    <meta:editing-duration>PT33M49S</meta:editing-duration>
    <meta:editing-cycles>5</meta:editing-cycles>
    <meta:generator>LibreOffice/24.2.7.2$Linux_X86_64 LibreOffice_project/420$Build-2</meta:generator>
    <meta:document-statistic meta:table-count="2" meta:cell-count="43" meta:object-count="11"/>
  </office:meta>
</office:document-meta>
</file>